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57af7" officeooo:paragraph-rsid="00157af7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2pt" officeooo:rsid="00157af7" officeooo:paragraph-rsid="00157af7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fo:font-style="normal" style:text-underline-style="none" fo:font-weight="normal" officeooo:rsid="002bd5d5" officeooo:paragraph-rsid="002bd5d5" style:font-size-asian="19.25pt" style:font-style-asian="normal" style:font-weight-asian="normal" style:font-size-complex="2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2pt" fo:font-style="normal" style:text-underline-style="none" fo:font-weight="bold" officeooo:rsid="00582edd" officeooo:paragraph-rsid="0055598c" style:font-size-asian="19.25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style="normal" fo:font-weight="bold" officeooo:rsid="0024179c" officeooo:paragraph-rsid="0024179c" style:font-size-asian="19.25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style="normal" style:text-underline-style="solid" style:text-underline-width="auto" style:text-underline-color="font-color" fo:font-weight="bold" officeooo:rsid="00595ea4" officeooo:paragraph-rsid="00595ea4" style:font-size-asian="19.25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officeooo:rsid="00157af7" officeooo:paragraph-rsid="00157af7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57af7" officeooo:paragraph-rsid="007c6380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16d34b" officeooo:paragraph-rsid="0016d34b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16d34b" officeooo:paragraph-rsid="001a12a7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224728" officeooo:paragraph-rsid="00224728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16d34b" officeooo:paragraph-rsid="001a12a7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16d34b" officeooo:paragraph-rsid="001b1403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6d34b" officeooo:paragraph-rsid="001bbb01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6d34b" officeooo:paragraph-rsid="00217ced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26ea41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2d3788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2dddac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2a08dd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6d4d92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6ebad9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708783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736dcd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7426ad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b513d0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b86124" style:font-size-asian="15.75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bb2b07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beb9bf" style:font-size-asian="15.75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c1cfd1" style:font-size-asian="15.75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d69535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da4458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e514fc" style:font-size-asian="15.75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e75eb9" style:font-size-asian="15.75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e37968" style:font-size-asian="15.75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fe9e3e" style:font-size-asian="15.75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de1a51" style:font-size-asian="15.75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65c0da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6776a9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d34b" officeooo:paragraph-rsid="0069d5c4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16d34b" officeooo:paragraph-rsid="0030bdae" style:font-size-asian="15.75pt" style:font-style-asian="italic" style:font-weight-asian="normal" style:font-size-complex="18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16d34b" officeooo:paragraph-rsid="0031d55e" style:font-size-asian="15.75pt" style:font-style-asian="italic" style:font-weight-asian="normal" style:font-size-complex="18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16d34b" officeooo:paragraph-rsid="004726fa" style:font-size-asian="15.75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16d34b" officeooo:paragraph-rsid="00520aa5" style:font-size-asian="15.75pt" style:font-style-asian="italic" style:font-weight-asian="normal" style:font-size-complex="18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16d34b" officeooo:paragraph-rsid="00345464" style:font-size-asian="15.75pt" style:font-style-asian="italic" style:font-weight-asian="normal" style:font-size-complex="18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16d34b" officeooo:paragraph-rsid="0103c0cf" style:font-size-asian="15.75pt" style:font-style-asian="italic" style:font-weight-asian="normal" style:font-size-complex="18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2d3788" officeooo:paragraph-rsid="002d3788" style:font-size-asian="15.75pt" style:font-style-asian="italic" style:font-weight-asian="normal" style:font-size-complex="18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38289d" officeooo:paragraph-rsid="0038289d" style:font-size-asian="15.75pt" style:font-style-asian="italic" style:font-weight-asian="normal" style:font-size-complex="18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45bf59" officeooo:paragraph-rsid="0045bf59" style:font-size-asian="15.75pt" style:font-style-asian="italic" style:font-weight-asian="normal" style:font-size-complex="18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officeooo:rsid="0016d34b" officeooo:paragraph-rsid="004d3f5b" style:font-size-asian="15.75pt" style:font-style-asian="italic" style:font-weight-asian="normal" style:font-size-complex="18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officeooo:rsid="0016d34b" officeooo:paragraph-rsid="00520aa5" style:font-size-asian="15.75pt" style:font-style-asian="italic" style:font-weight-asian="normal" style:font-size-complex="18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6d34b" officeooo:paragraph-rsid="0039e769" style:font-size-asian="15.75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6d34b" officeooo:paragraph-rsid="003b8cd9" style:font-size-asian="15.75pt" style:font-style-asian="normal" style:font-weight-asian="normal" style:font-size-complex="18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6d34b" officeooo:paragraph-rsid="003db2fb" style:font-size-asian="15.75pt" style:font-style-asian="normal" style:font-weight-asian="normal" style:font-size-complex="18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a08dd" officeooo:paragraph-rsid="002a08dd" style:font-size-asian="15.75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26ea41" style:font-size-asian="15.75pt" style:font-style-asian="normal" style:font-weight-asian="normal" style:font-size-complex="18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84be3d" style:font-size-asian="15.75pt" style:font-style-asian="normal" style:font-weight-asian="normal" style:font-size-complex="18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86b6f5" style:font-size-asian="15.75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8a5c40" style:font-size-asian="15.75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8b0007" style:font-size-asian="15.75pt" style:font-style-asian="normal" style:font-weight-asian="normal" style:font-size-complex="18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8d7269" style:font-size-asian="15.75pt" style:font-style-asian="normal" style:font-weight-asian="normal" style:font-size-complex="18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929232" style:font-size-asian="15.75pt" style:font-style-asian="normal" style:font-weight-asian="normal" style:font-size-complex="18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964c23" style:font-size-asian="15.75pt" style:font-style-asian="normal" style:font-weight-asian="normal" style:font-size-complex="18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9a2444" style:font-size-asian="15.75pt" style:font-style-asian="normal" style:font-weight-asian="normal" style:font-size-complex="18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a1671b" style:font-size-asian="15.75pt" style:font-style-asian="normal" style:font-weight-asian="normal" style:font-size-complex="18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a50330" style:font-size-asian="15.75pt" style:font-style-asian="normal" style:font-weight-asian="normal" style:font-size-complex="18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afbff0" style:font-size-asian="15.75pt" style:font-style-asian="normal" style:font-weight-asian="normal" style:font-size-complex="18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8d76f2" style:font-size-asian="15.75pt" style:font-style-asian="normal" style:font-weight-asian="normal" style:font-size-complex="18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103c0cf" style:font-size-asian="15.75pt" style:font-style-asian="normal" style:font-weight-asian="normal" style:font-size-complex="18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fd2dd" officeooo:paragraph-rsid="002fd2dd" style:font-size-asian="15.75pt" style:font-style-asian="normal" style:font-weight-asian="normal" style:font-size-complex="18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0bdae" officeooo:paragraph-rsid="0030bdae" style:font-size-asian="15.75pt" style:font-style-asian="normal" style:font-weight-asian="normal" style:font-size-complex="18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1d55e" officeooo:paragraph-rsid="0031d55e" style:font-size-asian="15.75pt" style:font-style-asian="normal" style:font-weight-asian="normal" style:font-size-complex="18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45464" officeooo:paragraph-rsid="00345464" style:font-size-asian="15.75pt" style:font-style-asian="normal" style:font-weight-asian="normal" style:font-size-complex="18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e769" officeooo:paragraph-rsid="0039e769" style:font-size-asian="15.75pt" style:font-style-asian="normal" style:font-weight-asian="normal" style:font-size-complex="18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b8cd9" officeooo:paragraph-rsid="003b8cd9" style:font-size-asian="15.75pt" style:font-style-asian="normal" style:font-weight-asian="normal" style:font-size-complex="18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f52a4" officeooo:paragraph-rsid="003db2fb" style:font-size-asian="15.75pt" style:font-style-asian="normal" style:font-weight-asian="normal" style:font-size-complex="18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f52a4" officeooo:paragraph-rsid="0055598c" style:font-size-asian="15.75pt" style:font-style-asian="normal" style:font-weight-asian="normal" style:font-size-complex="18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f52a4" officeooo:paragraph-rsid="005a82e5" style:font-size-asian="15.75pt" style:font-style-asian="normal" style:font-weight-asian="normal" style:font-size-complex="18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7426ad" officeooo:paragraph-rsid="007426ad" style:font-size-asian="15.75pt" style:font-style-asian="normal" style:font-weight-asian="normal" style:font-size-complex="18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e85613" officeooo:paragraph-rsid="00e85613" style:font-size-asian="15.75pt" style:font-style-asian="normal" style:font-weight-asian="normal" style:font-size-complex="18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e9b45b" officeooo:paragraph-rsid="00e9b45b" style:font-size-asian="15.75pt" style:font-style-asian="normal" style:font-weight-asian="normal" style:font-size-complex="18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808ff5" officeooo:paragraph-rsid="00808ff5" style:font-size-asian="15.75pt" style:font-style-asian="normal" style:font-weight-asian="normal" style:font-size-complex="18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8ba5a7" officeooo:paragraph-rsid="008b0007" style:font-size-asian="15.75pt" style:font-style-asian="normal" style:font-weight-asian="normal" style:font-size-complex="18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929232" officeooo:paragraph-rsid="00929232" style:font-size-asian="15.75pt" style:font-style-asian="normal" style:font-weight-asian="normal" style:font-size-complex="18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a1671b" officeooo:paragraph-rsid="00a1671b" style:font-size-asian="15.75pt" style:font-style-asian="normal" style:font-weight-asian="normal" style:font-size-complex="18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a50330" officeooo:paragraph-rsid="00a50330" style:font-size-asian="15.75pt" style:font-style-asian="normal" style:font-weight-asian="normal" style:font-size-complex="18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a5f0ea" officeooo:paragraph-rsid="00a5f0ea" style:font-size-asian="15.75pt" style:font-style-asian="normal" style:font-weight-asian="normal" style:font-size-complex="18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a9977e" officeooo:paragraph-rsid="00a9977e" style:font-size-asian="15.75pt" style:font-style-asian="normal" style:font-weight-asian="normal" style:font-size-complex="18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5bf59" officeooo:paragraph-rsid="0045bf59" style:font-size-asian="15.75pt" style:font-style-asian="normal" style:font-weight-asian="normal" style:font-size-complex="18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7d6c8" officeooo:paragraph-rsid="0047d6c8" style:font-size-asian="15.75pt" style:font-style-asian="normal" style:font-weight-asian="normal" style:font-size-complex="18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8b1bc" officeooo:paragraph-rsid="0048b1bc" style:font-size-asian="15.75pt" style:font-style-asian="normal" style:font-weight-asian="normal" style:font-size-complex="18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b6a68" officeooo:paragraph-rsid="004b6a68" style:font-size-asian="15.75pt" style:font-style-asian="normal" style:font-weight-asian="normal" style:font-size-complex="18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d1fe7" officeooo:paragraph-rsid="004d1fe7" style:font-size-asian="15.75pt" style:font-style-asian="normal" style:font-weight-asian="normal" style:font-size-complex="18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ed162" officeooo:paragraph-rsid="004ed162" style:font-size-asian="15.75pt" style:font-style-asian="normal" style:font-weight-asian="normal" style:font-size-complex="18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520aa5" officeooo:paragraph-rsid="00520aa5" style:font-size-asian="15.75pt" style:font-style-asian="normal" style:font-weight-asian="normal" style:font-size-complex="18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52e618" officeooo:paragraph-rsid="0052e618" style:font-size-asian="15.75pt" style:font-style-asian="normal" style:font-weight-asian="normal" style:font-size-complex="18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5a82e5" officeooo:paragraph-rsid="005a82e5" style:font-size-asian="15.75pt" style:font-style-asian="normal" style:font-weight-asian="normal" style:font-size-complex="18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53d258" officeooo:paragraph-rsid="0053d258" style:font-size-asian="15.75pt" style:font-style-asian="normal" style:font-weight-asian="normal" style:font-size-complex="18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fe9e3e" officeooo:paragraph-rsid="00fe9e3e" style:font-size-asian="15.75pt" style:font-style-asian="normal" style:font-weight-asian="normal" style:font-size-complex="18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ffec0a" officeooo:paragraph-rsid="00ffec0a" style:font-size-asian="15.75pt" style:font-style-asian="normal" style:font-weight-asian="normal" style:font-size-complex="18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1013a10" officeooo:paragraph-rsid="01013a10" style:font-size-asian="15.75pt" style:font-style-asian="normal" style:font-weight-asian="normal" style:font-size-complex="18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3ddf9" officeooo:paragraph-rsid="00345464" style:font-size-asian="15.75pt" style:font-style-asian="normal" style:font-weight-asian="normal" style:font-size-complex="18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b202ea" officeooo:paragraph-rsid="010d2565" style:font-size-asian="15.75pt" style:font-style-asian="normal" style:font-weight-asian="normal" style:font-size-complex="18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65c0da" officeooo:paragraph-rsid="0065c0da" style:font-size-asian="18pt" style:font-style-asian="normal" style:font-weight-asian="normal" style:font-size-complex="18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6aa6ac" officeooo:paragraph-rsid="0069d5c4" style:font-size-asian="18pt" style:font-style-asian="normal" style:font-weight-asian="normal" style:font-size-complex="18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26ea41" officeooo:paragraph-rsid="008bfc45" style:font-size-asian="15.75pt" style:font-style-asian="normal" style:font-weight-asian="bold" style:font-size-complex="18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837eb7" officeooo:paragraph-rsid="00837eb7" style:font-size-asian="15.75pt" style:font-style-asian="normal" style:font-weight-asian="bold" style:font-size-complex="18pt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aefedd" officeooo:paragraph-rsid="00aefedd" style:font-size-asian="15.75pt" style:font-style-asian="normal" style:font-weight-asian="bold" style:font-size-complex="18pt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a9977e" officeooo:paragraph-rsid="00a9977e" style:font-size-asian="15.75pt" style:font-style-asian="normal" style:font-weight-asian="bold" style:font-size-complex="18pt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8pt" fo:font-style="normal" fo:font-weight="bold" officeooo:rsid="0024179c" officeooo:paragraph-rsid="00224728" style:font-size-asian="18pt" style:font-style-asian="normal" style:font-weight-asian="bold" style:font-size-complex="18pt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25abce" officeooo:paragraph-rsid="0025abce" style:font-size-asian="18pt" style:font-style-asian="normal" style:font-weight-asian="normal" style:font-size-complex="18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26ea41" officeooo:paragraph-rsid="00a4c617" style:font-size-asian="15.75pt" style:font-style-asian="normal" style:font-weight-asian="normal" style:font-size-complex="18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808ff5" officeooo:paragraph-rsid="00808ff5" style:font-size-asian="15.75pt" style:font-style-asian="normal" style:font-weight-asian="normal" style:font-size-complex="18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929232" officeooo:paragraph-rsid="00929232" style:font-size-asian="15.75pt" style:font-style-asian="normal" style:font-weight-asian="normal" style:font-size-complex="18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a1671b" officeooo:paragraph-rsid="00a1671b" style:font-size-asian="15.75pt" style:font-style-asian="normal" style:font-weight-asian="normal" style:font-size-complex="18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47d6c8" officeooo:paragraph-rsid="0047d6c8" style:font-size-asian="15.75pt" style:font-style-asian="normal" style:font-weight-asian="normal" style:font-size-complex="18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4d3f5b" officeooo:paragraph-rsid="004d3f5b" style:font-size-asian="15.75pt" style:font-style-asian="normal" style:font-weight-asian="normal" style:font-size-complex="18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500c11" officeooo:paragraph-rsid="00500c11" style:font-size-asian="15.75pt" style:font-style-asian="normal" style:font-weight-asian="normal" style:font-size-complex="18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b202ea" officeooo:paragraph-rsid="010d2565" style:font-size-asian="15.75pt" style:font-style-asian="normal" style:font-weight-asian="normal" style:font-size-complex="18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8pt" fo:font-weight="normal" officeooo:rsid="001bbb01" officeooo:paragraph-rsid="001bbb01" style:font-size-asian="15.75pt" style:font-weight-asian="normal" style:font-size-complex="18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25abce" officeooo:paragraph-rsid="0025abce" style:font-size-asian="20pt" style:font-style-asian="normal" style:font-weight-asian="normal" style:font-size-complex="20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6d4d92" officeooo:paragraph-rsid="006d4d92" style:font-size-asian="17.5pt" style:font-style-asian="normal" style:font-weight-asian="normal" style:font-size-complex="20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e182d5" officeooo:paragraph-rsid="00e182d5" style:font-size-asian="17.5pt" style:font-style-asian="normal" style:font-weight-asian="normal" style:font-size-complex="20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808ff5" officeooo:paragraph-rsid="00808ff5" style:font-size-asian="17.5pt" style:font-style-asian="normal" style:font-weight-asian="normal" style:font-size-complex="20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2a08dd" officeooo:paragraph-rsid="002a08dd" style:font-size-asian="17.5pt" style:font-style-asian="normal" style:font-weight-asian="normal" style:font-size-complex="20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b202ea" officeooo:paragraph-rsid="00b202ea" style:font-size-asian="17.5pt" style:font-style-asian="normal" style:font-weight-asian="normal" style:font-size-complex="20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6d34b" officeooo:paragraph-rsid="002a08dd" style:font-size-asian="17.5pt" style:font-weight-asian="normal" style:font-size-complex="20pt" style:font-weight-complex="normal"/>
    </style:style>
    <style:style style:name="P127" style:family="paragraph" style:parent-style-name="Standard">
      <style:paragraph-properties fo:text-align="start" style:justify-single-word="false"/>
      <style:text-properties officeooo:paragraph-rsid="001e9ec8"/>
    </style:style>
    <style:style style:name="P12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22pt" officeooo:rsid="0016d34b" officeooo:paragraph-rsid="0025abce" style:font-size-asian="19.25pt" style:font-size-complex="22pt"/>
    </style:style>
    <style:style style:name="P12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22pt" fo:font-style="normal" style:text-underline-style="none" fo:font-weight="normal" officeooo:rsid="002bd5d5" officeooo:paragraph-rsid="002bd5d5" fo:background-color="#b3b3b3" style:font-size-asian="19.25pt" style:font-style-asian="normal" style:font-weight-asian="normal" style:font-size-complex="2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22pt" fo:font-style="normal" style:text-underline-style="none" fo:font-weight="normal" officeooo:rsid="00357f63" officeooo:paragraph-rsid="00357f63" fo:background-color="#b3b3b3" style:font-size-asian="19.25pt" style:font-style-asian="normal" style:font-weight-asian="normal" style:font-size-complex="2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22pt" officeooo:rsid="00157af7" officeooo:paragraph-rsid="00157af7" fo:background-color="#b3b3b3" style:font-size-asian="19.25pt" style:font-size-complex="22pt"/>
    </style:style>
    <style:style style:name="P132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2a08dd" officeooo:paragraph-rsid="002a08dd" style:font-size-asian="17.5pt" style:font-style-asian="normal" style:font-weight-asian="normal" style:font-size-complex="20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10d2565" officeooo:paragraph-rsid="010d2565" style:font-size-asian="17.5pt" style:font-style-asian="normal" style:font-weight-asian="normal" style:font-size-complex="20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10d2565" officeooo:paragraph-rsid="010d2565" style:font-size-asian="15.75pt" style:font-style-asian="normal" style:font-weight-asian="normal" style:font-size-complex="18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929232" officeooo:paragraph-rsid="00929232" style:font-size-asian="15.75pt" style:font-style-asian="normal" style:font-weight-asian="normal" style:font-size-complex="18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6ea41" officeooo:paragraph-rsid="008d7269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officeooo:rsid="001a12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12a7" style:font-weight-asian="bold" style:font-weight-complex="bold"/>
    </style:style>
    <style:style style:name="T4" style:family="text">
      <style:text-properties style:font-name="URW Chancery L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weight="normal" officeooo:rsid="001b1403" style:font-weight-asian="normal" style:font-weight-complex="normal"/>
    </style:style>
    <style:style style:name="T6" style:family="text">
      <style:text-properties fo:font-weight="normal" officeooo:rsid="001bbb01" style:font-weight-asian="normal" style:font-weight-complex="normal"/>
    </style:style>
    <style:style style:name="T7" style:family="text">
      <style:text-properties fo:font-weight="normal" officeooo:rsid="00217ced" style:font-weight-asian="normal" style:font-weight-complex="normal"/>
    </style:style>
    <style:style style:name="T8" style:family="text">
      <style:text-properties officeooo:rsid="001b1403"/>
    </style:style>
    <style:style style:name="T9" style:family="text">
      <style:text-properties officeooo:rsid="001bbb01"/>
    </style:style>
    <style:style style:name="T10" style:family="text">
      <style:text-properties officeooo:rsid="00217ced"/>
    </style:style>
    <style:style style:name="T11" style:family="text">
      <style:text-properties officeooo:rsid="00224728"/>
    </style:style>
    <style:style style:name="T12" style:family="text">
      <style:text-properties fo:font-style="normal" officeooo:rsid="0026ea41" style:font-style-asian="normal" style:font-style-complex="normal"/>
    </style:style>
    <style:style style:name="T13" style:family="text">
      <style:text-properties fo:font-style="normal" officeooo:rsid="002a08dd" style:font-style-asian="normal" style:font-style-complex="normal"/>
    </style:style>
    <style:style style:name="T14" style:family="text">
      <style:text-properties fo:font-style="normal" officeooo:rsid="002b52f6" style:font-style-asian="normal" style:font-style-complex="normal"/>
    </style:style>
    <style:style style:name="T15" style:family="text">
      <style:text-properties fo:font-style="normal" officeooo:rsid="002d3788" style:font-style-asian="normal" style:font-style-complex="normal"/>
    </style:style>
    <style:style style:name="T16" style:family="text">
      <style:text-properties fo:font-style="normal" officeooo:rsid="002dddac" style:font-style-asian="normal" style:font-style-complex="normal"/>
    </style:style>
    <style:style style:name="T17" style:family="text">
      <style:text-properties fo:font-style="normal" officeooo:rsid="004d3f5b" style:font-style-asian="normal" style:font-style-complex="normal"/>
    </style:style>
    <style:style style:name="T18" style:family="text">
      <style:text-properties fo:font-style="normal" officeooo:rsid="00520aa5" style:font-style-asian="normal" style:font-style-complex="normal"/>
    </style:style>
    <style:style style:name="T19" style:family="text">
      <style:text-properties fo:font-style="normal" officeooo:rsid="0058e132" style:font-style-asian="normal" style:font-style-complex="normal"/>
    </style:style>
    <style:style style:name="T20" style:family="text">
      <style:text-properties fo:font-style="normal" officeooo:rsid="006479e0" style:font-style-asian="normal" style:font-style-complex="normal"/>
    </style:style>
    <style:style style:name="T21" style:family="text">
      <style:text-properties fo:font-style="normal" officeooo:rsid="0065c0da" style:font-style-asian="normal" style:font-style-complex="normal"/>
    </style:style>
    <style:style style:name="T22" style:family="text">
      <style:text-properties fo:font-style="normal" officeooo:rsid="006776a9" style:font-style-asian="normal" style:font-style-complex="normal"/>
    </style:style>
    <style:style style:name="T23" style:family="text">
      <style:text-properties fo:font-style="normal" officeooo:rsid="0069d5c4" style:font-style-asian="normal" style:font-style-complex="normal"/>
    </style:style>
    <style:style style:name="T24" style:family="text">
      <style:text-properties fo:font-style="normal" officeooo:rsid="006aa6ac" style:font-style-asian="normal" style:font-style-complex="normal"/>
    </style:style>
    <style:style style:name="T25" style:family="text">
      <style:text-properties fo:font-style="normal" officeooo:rsid="006d4d92" style:font-style-asian="normal" style:font-style-complex="normal"/>
    </style:style>
    <style:style style:name="T26" style:family="text">
      <style:text-properties fo:font-style="normal" officeooo:rsid="006ebad9" style:font-style-asian="normal" style:font-style-complex="normal"/>
    </style:style>
    <style:style style:name="T27" style:family="text">
      <style:text-properties fo:font-style="normal" officeooo:rsid="00708783" style:font-style-asian="normal" style:font-style-complex="normal"/>
    </style:style>
    <style:style style:name="T28" style:family="text">
      <style:text-properties fo:font-style="normal" officeooo:rsid="0071e7cd" style:font-style-asian="normal" style:font-style-complex="normal"/>
    </style:style>
    <style:style style:name="T29" style:family="text">
      <style:text-properties fo:font-style="normal" officeooo:rsid="00736dcd" style:font-style-asian="normal" style:font-style-complex="normal"/>
    </style:style>
    <style:style style:name="T30" style:family="text">
      <style:text-properties fo:font-style="normal" officeooo:rsid="007426ad" style:font-style-asian="normal" style:font-style-complex="normal"/>
    </style:style>
    <style:style style:name="T31" style:family="text">
      <style:text-properties fo:font-style="normal" officeooo:rsid="007570e4" style:font-style-asian="normal" style:font-style-complex="normal"/>
    </style:style>
    <style:style style:name="T32" style:family="text">
      <style:text-properties fo:font-style="normal" officeooo:rsid="0076f957" style:font-style-asian="normal" style:font-style-complex="normal"/>
    </style:style>
    <style:style style:name="T33" style:family="text">
      <style:text-properties fo:font-style="normal" officeooo:rsid="00781792" style:font-style-asian="normal" style:font-style-complex="normal"/>
    </style:style>
    <style:style style:name="T34" style:family="text">
      <style:text-properties fo:font-style="normal" officeooo:rsid="00784d82" style:font-style-asian="normal" style:font-style-complex="normal"/>
    </style:style>
    <style:style style:name="T35" style:family="text">
      <style:text-properties fo:font-style="normal" officeooo:rsid="007aeb2f" style:font-style-asian="normal" style:font-style-complex="normal"/>
    </style:style>
    <style:style style:name="T36" style:family="text">
      <style:text-properties fo:font-style="normal" officeooo:rsid="007b9ec2" style:font-style-asian="normal" style:font-style-complex="normal"/>
    </style:style>
    <style:style style:name="T37" style:family="text">
      <style:text-properties fo:font-style="normal" officeooo:rsid="0085786f" style:font-style-asian="normal" style:font-style-complex="normal"/>
    </style:style>
    <style:style style:name="T38" style:family="text">
      <style:text-properties fo:font-style="normal" officeooo:rsid="00ae2711" style:font-style-asian="normal" style:font-style-complex="normal"/>
    </style:style>
    <style:style style:name="T39" style:family="text">
      <style:text-properties fo:font-style="normal" officeooo:rsid="00b513d0" style:font-style-asian="normal" style:font-style-complex="normal"/>
    </style:style>
    <style:style style:name="T40" style:family="text">
      <style:text-properties fo:font-style="normal" officeooo:rsid="00b6197b" style:font-style-asian="normal" style:font-style-complex="normal"/>
    </style:style>
    <style:style style:name="T41" style:family="text">
      <style:text-properties fo:font-style="normal" officeooo:rsid="00b6e269" style:font-style-asian="normal" style:font-style-complex="normal"/>
    </style:style>
    <style:style style:name="T42" style:family="text">
      <style:text-properties fo:font-style="normal" officeooo:rsid="00b86124" style:font-style-asian="normal" style:font-style-complex="normal"/>
    </style:style>
    <style:style style:name="T43" style:family="text">
      <style:text-properties fo:font-style="normal" officeooo:rsid="00b918b6" style:font-style-asian="normal" style:font-style-complex="normal"/>
    </style:style>
    <style:style style:name="T44" style:family="text">
      <style:text-properties fo:font-style="normal" officeooo:rsid="00b9893d" style:font-style-asian="normal" style:font-style-complex="normal"/>
    </style:style>
    <style:style style:name="T45" style:family="text">
      <style:text-properties fo:font-style="normal" officeooo:rsid="00bb2b07" style:font-style-asian="normal" style:font-style-complex="normal"/>
    </style:style>
    <style:style style:name="T46" style:family="text">
      <style:text-properties fo:font-style="normal" officeooo:rsid="00bbdc9b" style:font-style-asian="normal" style:font-style-complex="normal"/>
    </style:style>
    <style:style style:name="T47" style:family="text">
      <style:text-properties fo:font-style="normal" officeooo:rsid="00bda1e9" style:font-style-asian="normal" style:font-style-complex="normal"/>
    </style:style>
    <style:style style:name="T48" style:family="text">
      <style:text-properties fo:font-style="normal" officeooo:rsid="00be907a" style:font-style-asian="normal" style:font-style-complex="normal"/>
    </style:style>
    <style:style style:name="T49" style:family="text">
      <style:text-properties fo:font-style="normal" officeooo:rsid="00beb9bf" style:font-style-asian="normal" style:font-style-complex="normal"/>
    </style:style>
    <style:style style:name="T50" style:family="text">
      <style:text-properties fo:font-style="normal" officeooo:rsid="00bffa37" style:font-style-asian="normal" style:font-style-complex="normal"/>
    </style:style>
    <style:style style:name="T51" style:family="text">
      <style:text-properties fo:font-style="normal" officeooo:rsid="00c1cfd1" style:font-style-asian="normal" style:font-style-complex="normal"/>
    </style:style>
    <style:style style:name="T52" style:family="text">
      <style:text-properties fo:font-style="normal" officeooo:rsid="00c28f9f" style:font-style-asian="normal" style:font-style-complex="normal"/>
    </style:style>
    <style:style style:name="T53" style:family="text">
      <style:text-properties fo:font-style="normal" officeooo:rsid="00d69535" style:font-style-asian="normal" style:font-style-complex="normal"/>
    </style:style>
    <style:style style:name="T54" style:family="text">
      <style:text-properties fo:font-style="normal" officeooo:rsid="00d82f80" style:font-style-asian="normal" style:font-style-complex="normal"/>
    </style:style>
    <style:style style:name="T55" style:family="text">
      <style:text-properties fo:font-style="normal" officeooo:rsid="00d9a811" style:font-style-asian="normal" style:font-style-complex="normal"/>
    </style:style>
    <style:style style:name="T56" style:family="text">
      <style:text-properties fo:font-style="normal" officeooo:rsid="00da4458" style:font-style-asian="normal" style:font-style-complex="normal"/>
    </style:style>
    <style:style style:name="T57" style:family="text">
      <style:text-properties fo:font-style="normal" officeooo:rsid="00db97e4" style:font-style-asian="normal" style:font-style-complex="normal"/>
    </style:style>
    <style:style style:name="T58" style:family="text">
      <style:text-properties fo:font-style="normal" officeooo:rsid="00dce599" style:font-style-asian="normal" style:font-style-complex="normal"/>
    </style:style>
    <style:style style:name="T59" style:family="text">
      <style:text-properties fo:font-style="normal" officeooo:rsid="00ddca39" style:font-style-asian="normal" style:font-style-complex="normal"/>
    </style:style>
    <style:style style:name="T60" style:family="text">
      <style:text-properties fo:font-style="normal" officeooo:rsid="00de1a51" style:font-style-asian="normal" style:font-style-complex="normal"/>
    </style:style>
    <style:style style:name="T61" style:family="text">
      <style:text-properties fo:font-style="normal" officeooo:rsid="00df2484" style:font-style-asian="normal" style:font-style-complex="normal"/>
    </style:style>
    <style:style style:name="T62" style:family="text">
      <style:text-properties fo:font-style="normal" officeooo:rsid="00e37968" style:font-style-asian="normal" style:font-style-complex="normal"/>
    </style:style>
    <style:style style:name="T63" style:family="text">
      <style:text-properties fo:font-style="normal" officeooo:rsid="00e514fc" style:font-style-asian="normal" style:font-style-complex="normal"/>
    </style:style>
    <style:style style:name="T64" style:family="text">
      <style:text-properties fo:font-style="normal" officeooo:rsid="00e6b366" style:font-style-asian="normal" style:font-style-complex="normal"/>
    </style:style>
    <style:style style:name="T65" style:family="text">
      <style:text-properties fo:font-style="normal" officeooo:rsid="00e75eb9" style:font-style-asian="normal" style:font-style-complex="normal"/>
    </style:style>
    <style:style style:name="T66" style:family="text">
      <style:text-properties fo:font-style="normal" officeooo:rsid="00e85613" style:font-style-asian="normal" style:font-style-complex="normal"/>
    </style:style>
    <style:style style:name="T67" style:family="text">
      <style:text-properties fo:font-style="normal" officeooo:rsid="00fddbfc" style:font-style-asian="normal" style:font-style-complex="normal"/>
    </style:style>
    <style:style style:name="T68" style:family="text">
      <style:text-properties fo:font-style="normal" officeooo:rsid="00fe9e3e" style:font-style-asian="normal" style:font-style-complex="normal"/>
    </style:style>
    <style:style style:name="T69" style:family="text">
      <style:text-properties fo:font-style="normal" officeooo:rsid="00ff1724" style:font-style-asian="normal" style:font-style-complex="normal"/>
    </style:style>
    <style:style style:name="T70" style:family="text">
      <style:text-properties fo:font-style="normal" officeooo:rsid="00ffec0a" style:font-style-asian="normal" style:font-style-complex="normal"/>
    </style:style>
    <style:style style:name="T71" style:family="text">
      <style:text-properties fo:font-style="normal" officeooo:rsid="010115b9" style:font-style-asian="normal" style:font-style-complex="normal"/>
    </style:style>
    <style:style style:name="T72" style:family="text">
      <style:text-properties fo:font-style="normal" officeooo:rsid="01013a10" style:font-style-asian="normal" style:font-style-complex="normal"/>
    </style:style>
    <style:style style:name="T73" style:family="text">
      <style:text-properties fo:font-style="normal" officeooo:rsid="01111465" style:font-style-asian="normal" style:font-style-complex="normal"/>
    </style:style>
    <style:style style:name="T74" style:family="text">
      <style:text-properties fo:font-style="normal" officeooo:rsid="01134b6d" style:font-style-asian="normal" style:font-style-complex="normal"/>
    </style:style>
    <style:style style:name="T75" style:family="text">
      <style:text-properties fo:font-style="normal" officeooo:rsid="0114bd02" style:font-style-asian="normal" style:font-style-complex="normal"/>
    </style:style>
    <style:style style:name="T76" style:family="text">
      <style:text-properties fo:font-style="normal" officeooo:rsid="0116f66d" style:font-style-asian="normal" style:font-style-complex="normal"/>
    </style:style>
    <style:style style:name="T77" style:family="text">
      <style:text-properties fo:font-style="normal" officeooo:rsid="01174d51" style:font-style-asian="normal" style:font-style-complex="normal"/>
    </style:style>
    <style:style style:name="T78" style:family="text">
      <style:text-properties fo:font-style="normal" officeooo:rsid="011a1d70" style:font-style-asian="normal" style:font-style-complex="normal"/>
    </style:style>
    <style:style style:name="T79" style:family="text">
      <style:text-properties fo:font-style="normal" officeooo:rsid="011c020a" style:font-style-asian="normal" style:font-style-complex="normal"/>
    </style:style>
    <style:style style:name="T80" style:family="text">
      <style:text-properties fo:font-style="normal" officeooo:rsid="011d3e83" style:font-style-asian="normal" style:font-style-complex="normal"/>
    </style:style>
    <style:style style:name="T81" style:family="text">
      <style:text-properties fo:font-style="normal" officeooo:rsid="011e8c2d" style:font-style-asian="normal" style:font-style-complex="normal"/>
    </style:style>
    <style:style style:name="T82" style:family="text">
      <style:text-properties fo:font-style="normal" officeooo:rsid="012062f9" style:font-style-asian="normal" style:font-style-complex="normal"/>
    </style:style>
    <style:style style:name="T83" style:family="text">
      <style:text-properties fo:font-style="normal" officeooo:rsid="012c6781" style:font-style-asian="normal" style:font-style-complex="normal"/>
    </style:style>
    <style:style style:name="T84" style:family="text">
      <style:text-properties fo:font-style="normal" style:text-underline-style="none" officeooo:rsid="0030bdae" style:font-style-asian="normal" style:font-style-complex="normal"/>
    </style:style>
    <style:style style:name="T85" style:family="text">
      <style:text-properties fo:font-style="normal" style:text-underline-style="none" officeooo:rsid="0031d55e" style:font-style-asian="normal" style:font-style-complex="normal"/>
    </style:style>
    <style:style style:name="T86" style:family="text">
      <style:text-properties fo:font-style="normal" style:text-underline-style="none" officeooo:rsid="003337f5" style:font-style-asian="normal" style:font-style-complex="normal"/>
    </style:style>
    <style:style style:name="T87" style:family="text">
      <style:text-properties fo:font-style="normal" style:text-underline-style="none" officeooo:rsid="00345464" style:font-style-asian="normal" style:font-style-complex="normal"/>
    </style:style>
    <style:style style:name="T88" style:family="text">
      <style:text-properties fo:font-style="normal" style:text-underline-style="none" officeooo:rsid="0041235c" style:font-style-asian="normal" style:font-style-complex="normal"/>
    </style:style>
    <style:style style:name="T89" style:family="text">
      <style:text-properties fo:font-style="normal" style:text-underline-style="none" officeooo:rsid="0042f483" style:font-style-asian="normal" style:font-style-complex="normal"/>
    </style:style>
    <style:style style:name="T90" style:family="text">
      <style:text-properties fo:font-style="normal" style:text-underline-style="none" officeooo:rsid="0043ddf9" style:font-style-asian="normal" style:font-style-complex="normal"/>
    </style:style>
    <style:style style:name="T91" style:family="text">
      <style:text-properties fo:font-style="normal" style:text-underline-style="none" officeooo:rsid="004726fa" style:font-style-asian="normal" style:font-style-complex="normal"/>
    </style:style>
    <style:style style:name="T92" style:family="text">
      <style:text-properties fo:font-style="normal" style:text-underline-style="none" officeooo:rsid="0047d6c8" style:font-style-asian="normal" style:font-style-complex="normal"/>
    </style:style>
    <style:style style:name="T93" style:family="text">
      <style:text-properties fo:font-style="normal" style:text-underline-style="none" officeooo:rsid="00562e39" style:font-style-asian="normal" style:font-style-complex="normal"/>
    </style:style>
    <style:style style:name="T94" style:family="text">
      <style:text-properties fo:font-style="normal" style:text-underline-style="none" officeooo:rsid="0103c0cf" style:font-style-asian="normal" style:font-style-complex="normal"/>
    </style:style>
    <style:style style:name="T95" style:family="text">
      <style:text-properties fo:font-size="18pt" fo:font-style="normal" fo:font-weight="bold" officeooo:rsid="0024179c" style:font-size-asian="18pt" style:font-style-asian="normal" style:font-weight-asian="bold" style:font-size-complex="18pt" style:font-style-complex="normal" style:font-weight-complex="bold"/>
    </style:style>
    <style:style style:name="T96" style:family="text">
      <style:text-properties fo:font-size="18pt" fo:font-weight="bold" officeooo:rsid="001e9ec8" style:font-size-asian="15.75pt" style:font-weight-asian="bold" style:font-size-complex="18pt" style:font-weight-complex="bold"/>
    </style:style>
    <style:style style:name="T97" style:family="text">
      <style:text-properties fo:font-size="18pt" style:text-underline-style="solid" style:text-underline-width="auto" style:text-underline-color="font-color" fo:font-weight="bold" officeooo:rsid="0020b326" style:font-size-asian="15.75pt" style:font-weight-asian="bold" style:font-size-complex="18pt" style:font-weight-complex="bold"/>
    </style:style>
    <style:style style:name="T98" style:family="text">
      <style:text-properties fo:font-size="18pt" style:text-underline-style="solid" style:text-underline-width="auto" style:text-underline-color="font-color" fo:font-weight="bold" officeooo:rsid="001e9ec8" style:font-size-asian="15.75pt" style:font-weight-asian="bold" style:font-size-complex="18pt" style:font-weight-complex="bold"/>
    </style:style>
    <style:style style:name="T99" style:family="text">
      <style:text-properties officeooo:rsid="0030bdae"/>
    </style:style>
    <style:style style:name="T100" style:family="text">
      <style:text-properties style:text-underline-style="none" officeooo:rsid="0030bdae"/>
    </style:style>
    <style:style style:name="T101" style:family="text">
      <style:text-properties officeooo:rsid="0031d55e"/>
    </style:style>
    <style:style style:name="T102" style:family="text">
      <style:text-properties officeooo:rsid="00345464"/>
    </style:style>
    <style:style style:name="T103" style:family="text">
      <style:text-properties officeooo:rsid="0039e769"/>
    </style:style>
    <style:style style:name="T104" style:family="text">
      <style:text-properties style:text-position="super 58%" fo:font-style="normal" style:text-underline-style="none" officeooo:rsid="004726fa" style:font-style-asian="normal" style:font-style-complex="normal"/>
    </style:style>
    <style:style style:name="T105" style:family="text">
      <style:text-properties style:text-position="super 58%" officeooo:rsid="005a82e5"/>
    </style:style>
    <style:style style:name="T106" style:family="text">
      <style:text-properties style:text-position="super 58%" officeooo:rsid="00a1671b"/>
    </style:style>
    <style:style style:name="T107" style:family="text">
      <style:text-properties officeooo:rsid="0039f492"/>
    </style:style>
    <style:style style:name="T108" style:family="text">
      <style:text-properties officeooo:rsid="003aa623"/>
    </style:style>
    <style:style style:name="T109" style:family="text">
      <style:text-properties officeooo:rsid="003b8cd9"/>
    </style:style>
    <style:style style:name="T110" style:family="text">
      <style:text-properties officeooo:rsid="003cbf8c"/>
    </style:style>
    <style:style style:name="T111" style:family="text">
      <style:text-properties officeooo:rsid="003db2fb"/>
    </style:style>
    <style:style style:name="T112" style:family="text">
      <style:text-properties officeooo:rsid="003f52a4"/>
    </style:style>
    <style:style style:name="T113" style:family="text">
      <style:text-properties officeooo:rsid="004420fb"/>
    </style:style>
    <style:style style:name="T114" style:family="text">
      <style:text-properties officeooo:rsid="0055598c"/>
    </style:style>
    <style:style style:name="T115" style:family="text">
      <style:text-properties officeooo:rsid="00572be8"/>
    </style:style>
    <style:style style:name="T116" style:family="text">
      <style:text-properties officeooo:rsid="00582edd"/>
    </style:style>
    <style:style style:name="T117" style:family="text">
      <style:text-properties officeooo:rsid="005a82e5"/>
    </style:style>
    <style:style style:name="T118" style:family="text">
      <style:text-properties style:text-underline-style="solid" style:text-underline-width="auto" style:text-underline-color="font-color" officeooo:rsid="008d7269"/>
    </style:style>
    <style:style style:name="T119" style:family="text">
      <style:text-properties officeooo:rsid="007c6380"/>
    </style:style>
    <style:style style:name="T120" style:family="text">
      <style:text-properties officeooo:rsid="007e094f"/>
    </style:style>
    <style:style style:name="T121" style:family="text">
      <style:text-properties officeooo:rsid="00224728" fo:background-color="#b3b3b3"/>
    </style:style>
    <style:style style:name="T122" style:family="text">
      <style:text-properties officeooo:rsid="0084be3d"/>
    </style:style>
    <style:style style:name="T123" style:family="text">
      <style:text-properties officeooo:rsid="0086b6f5"/>
    </style:style>
    <style:style style:name="T124" style:family="text">
      <style:text-properties officeooo:rsid="0087682a"/>
    </style:style>
    <style:style style:name="T125" style:family="text">
      <style:text-properties officeooo:rsid="008872bd"/>
    </style:style>
    <style:style style:name="T126" style:family="text">
      <style:text-properties officeooo:rsid="008a5c40"/>
    </style:style>
    <style:style style:name="T127" style:family="text">
      <style:text-properties officeooo:rsid="008b0007"/>
    </style:style>
    <style:style style:name="T128" style:family="text">
      <style:text-properties officeooo:rsid="008ba5a7"/>
    </style:style>
    <style:style style:name="T129" style:family="text">
      <style:text-properties officeooo:rsid="008bfc45"/>
    </style:style>
    <style:style style:name="T130" style:family="text">
      <style:text-properties officeooo:rsid="008d0912"/>
    </style:style>
    <style:style style:name="T131" style:family="text">
      <style:text-properties officeooo:rsid="008d7269"/>
    </style:style>
    <style:style style:name="T132" style:family="text">
      <style:text-properties officeooo:rsid="008d76f2"/>
    </style:style>
    <style:style style:name="T133" style:family="text">
      <style:text-properties officeooo:rsid="008e2dc3"/>
    </style:style>
    <style:style style:name="T134" style:family="text">
      <style:text-properties officeooo:rsid="008f4cfb"/>
    </style:style>
    <style:style style:name="T135" style:family="text">
      <style:text-properties officeooo:rsid="00902f76"/>
    </style:style>
    <style:style style:name="T136" style:family="text">
      <style:text-properties officeooo:rsid="00910a95"/>
    </style:style>
    <style:style style:name="T137" style:family="text">
      <style:text-properties officeooo:rsid="0091c299"/>
    </style:style>
    <style:style style:name="T138" style:family="text">
      <style:text-properties officeooo:rsid="00929232"/>
    </style:style>
    <style:style style:name="T139" style:family="text">
      <style:text-properties officeooo:rsid="0092c080"/>
    </style:style>
    <style:style style:name="T140" style:family="text">
      <style:text-properties officeooo:rsid="0093984c"/>
    </style:style>
    <style:style style:name="T141" style:family="text">
      <style:text-properties officeooo:rsid="00956679"/>
    </style:style>
    <style:style style:name="T142" style:family="text">
      <style:text-properties officeooo:rsid="00964c23"/>
    </style:style>
    <style:style style:name="T143" style:family="text">
      <style:text-properties officeooo:rsid="00967033"/>
    </style:style>
    <style:style style:name="T144" style:family="text">
      <style:text-properties officeooo:rsid="009853c9"/>
    </style:style>
    <style:style style:name="T145" style:family="text">
      <style:text-properties officeooo:rsid="009a2444"/>
    </style:style>
    <style:style style:name="T146" style:family="text">
      <style:text-properties officeooo:rsid="009b503d"/>
    </style:style>
    <style:style style:name="T147" style:family="text">
      <style:text-properties officeooo:rsid="009bd228"/>
    </style:style>
    <style:style style:name="T148" style:family="text">
      <style:text-properties officeooo:rsid="009d42e2"/>
    </style:style>
    <style:style style:name="T149" style:family="text">
      <style:text-properties officeooo:rsid="009e76c2"/>
    </style:style>
    <style:style style:name="T150" style:family="text">
      <style:text-properties officeooo:rsid="009ff3f9"/>
    </style:style>
    <style:style style:name="T151" style:family="text">
      <style:text-properties officeooo:rsid="00a11b4f"/>
    </style:style>
    <style:style style:name="T152" style:family="text">
      <style:text-properties officeooo:rsid="00a1671b"/>
    </style:style>
    <style:style style:name="T153" style:family="text">
      <style:text-properties officeooo:rsid="00a2859a"/>
    </style:style>
    <style:style style:name="T154" style:family="text">
      <style:text-properties officeooo:rsid="00a31929"/>
    </style:style>
    <style:style style:name="T155" style:family="text">
      <style:text-properties officeooo:rsid="00a3bb82"/>
    </style:style>
    <style:style style:name="T156" style:family="text">
      <style:text-properties officeooo:rsid="00a4c617"/>
    </style:style>
    <style:style style:name="T157" style:family="text">
      <style:text-properties officeooo:rsid="00a50330"/>
    </style:style>
    <style:style style:name="T158" style:family="text">
      <style:text-properties officeooo:rsid="00a5f0ea"/>
    </style:style>
    <style:style style:name="T159" style:family="text">
      <style:text-properties fo:color="#ffffff" fo:font-style="italic" officeooo:rsid="0026ea41" fo:background-color="#9999ff" style:font-style-asian="italic" style:font-style-complex="italic"/>
    </style:style>
    <style:style style:name="T160" style:family="text">
      <style:text-properties officeooo:rsid="00afbff0"/>
    </style:style>
    <style:style style:name="T161" style:family="text">
      <style:text-properties officeooo:rsid="00b03447"/>
    </style:style>
    <style:style style:name="T162" style:family="text">
      <style:text-properties officeooo:rsid="00f41e79"/>
    </style:style>
    <style:style style:name="T163" style:family="text">
      <style:text-properties officeooo:rsid="00fd0a35"/>
    </style:style>
    <style:style style:name="T164" style:family="text">
      <style:text-properties officeooo:rsid="0102ade1"/>
    </style:style>
    <style:style style:name="T165" style:family="text">
      <style:text-properties officeooo:rsid="0103c0cf"/>
    </style:style>
    <style:style style:name="T166" style:family="text">
      <style:text-properties officeooo:rsid="01040e04"/>
    </style:style>
    <style:style style:name="T167" style:family="text">
      <style:text-properties officeooo:rsid="01049592"/>
    </style:style>
    <style:style style:name="T168" style:family="text">
      <style:text-properties officeooo:rsid="010873df"/>
    </style:style>
    <style:style style:name="T169" style:family="text">
      <style:text-properties officeooo:rsid="0109d262"/>
    </style:style>
    <style:style style:name="T170" style:family="text">
      <style:text-properties officeooo:rsid="010d2565"/>
    </style:style>
    <style:style style:name="T171" style:family="text">
      <style:text-properties officeooo:rsid="011229a4"/>
    </style:style>
    <style:style style:name="T172" style:family="text">
      <style:text-properties officeooo:rsid="01162bd8"/>
    </style:style>
    <style:style style:name="T173" style:family="text">
      <style:text-properties officeooo:rsid="01163239"/>
    </style:style>
    <style:style style:name="T174" style:family="text">
      <style:text-properties officeooo:rsid="0118b66d"/>
    </style:style>
    <style:style style:name="T175" style:family="text">
      <style:text-properties officeooo:rsid="01223bd5"/>
    </style:style>
    <style:style style:name="T176" style:family="text">
      <style:text-properties officeooo:rsid="01224c64"/>
    </style:style>
    <style:style style:name="T177" style:family="text">
      <style:text-properties officeooo:rsid="012298d9"/>
    </style:style>
    <style:style style:name="T178" style:family="text">
      <style:text-properties officeooo:rsid="01251a87"/>
    </style:style>
    <style:style style:name="T179" style:family="text">
      <style:text-properties officeooo:rsid="0126a9f9"/>
    </style:style>
    <style:style style:name="T180" style:family="text">
      <style:text-properties officeooo:rsid="0126e936"/>
    </style:style>
    <style:style style:name="T181" style:family="text">
      <style:text-properties officeooo:rsid="0128983c"/>
    </style:style>
    <style:style style:name="T182" style:family="text">
      <style:text-properties officeooo:rsid="0128b30b"/>
    </style:style>
    <style:style style:name="T183" style:family="text">
      <style:text-properties officeooo:rsid="0128c447"/>
    </style:style>
    <style:style style:name="T184" style:family="text">
      <style:text-properties officeooo:rsid="0129f6a9"/>
    </style:style>
    <style:style style:name="T185" style:family="text">
      <style:text-properties officeooo:rsid="012b4628"/>
    </style:style>
    <style:style style:name="T186" style:family="text">
      <style:text-properties officeooo:rsid="012cfb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SOC <text:span text:style-name="T1">2014</text:span> – OGDF</text:p>
      <text:p text:style-name="P8"><text:span text:style-name="T119">(</text:span><text:span text:style-name="T120">Open graph drawing framework)</text:span></text:p>
      <text:p text:style-name="P1"/>
      <text:p text:style-name="P131">Personal details </text:p>
      <text:p text:style-name="P7"/>
      <text:p text:style-name="P7"><text:span text:style-name="T2">Name</text:span><text:tab/><text:tab/><text:tab/><text:span text:style-name="T4">Puneet Agarwal</text:span></text:p>
      <text:p text:style-name="P9"><text:span text:style-name="T2">Country</text:span><text:tab/><text:tab/><text:tab/>India</text:p>
      <text:p text:style-name="P10"><text:span text:style-name="T3">University</text:span><text:span text:style-name="T1"><text:tab/><text:tab/>Nirma University Institute of technology</text:span></text:p>
      <text:p text:style-name="P127"><text:span text:style-name="T96">Home page<text:tab/><text:tab/></text:span><text:span text:style-name="T97">http://</text:span><text:span text:style-name="T98">www.nirmauni.ac.in/it/index.asp</text:span></text:p>
      <text:p text:style-name="P12"><text:span text:style-name="T1">Next degree<text:tab/><text:tab/></text:span><text:span text:style-name="T5">Bachelor of tecnology</text:span></text:p>
      <text:p text:style-name="P15"><text:span text:style-name="T10">Semester</text:span><text:span text:style-name="T7"><text:tab/><text:tab/><text:tab/>4th</text:span></text:p>
      <text:p text:style-name="P13"><text:span text:style-name="T8">Major</text:span><text:span text:style-name="T5"><text:tab/><text:tab/><text:tab/>Computer science</text:span></text:p>
      <text:p text:style-name="P13"><text:span text:style-name="T8">Email</text:span><text:span text:style-name="T5"> <text:s text:c="2"/><text:tab/><text:tab/><text:tab/></text:span><text:a xlink:type="simple" xlink:href="mailto:puneet.241994.agarwal@gmail.com"><text:span text:style-name="T5">puneet.241994.agarwal@gmail.com</text:span></text:a></text:p>
      <text:p text:style-name="P14"><text:span text:style-name="T9">Phone</text:span><text:span text:style-name="T6"><text:tab/><text:tab/><text:tab/>+91-8306689455</text:span></text:p>
      <text:p text:style-name="P119"/>
      <text:p text:style-name="P119"/>
      <text:p text:style-name="P128"><text:span text:style-name="T121">Project description</text:span><text:span text:style-name="T11"> : <text:s/></text:span><text:span text:style-name="T95">Linear algebra and basic support</text:span></text:p>
      <text:p text:style-name="P109"/>
      <text:p text:style-name="P120">Project description</text:p>
      <text:p text:style-name="P120"/>
      <text:p text:style-name="P16"><text:span text:style-name="T12">The two main classes “Matrix” and “Vector” are need to be implemented in OGDF library. Matrices and vectors are used in many graph layout algorithms , it is also used in storing graph details and the most important is “</text:span><text:span text:style-name="T159">OPTIMISATION</text:span><text:span text:style-name="T12">”.</text:span></text:p>
      <text:p text:style-name="P54">Matrix and vectors acts like a tool for graph algorithms which make algorithms faster by numerical optimisation.<text:tab/></text:p>
      <text:p text:style-name="P19"><text:span text:style-name="T14">Users require throughput , response instantly which can be achieved by using Matrix and Vector classes as they optimises the logic and leads to less execution time.</text:span><text:span text:style-name="T13"> Basically the main aim of this project is to achive Matrix and vector classes with best optimisation and very powerfull. </text:span><text:span text:style-name="T31">There are many ways to implement matrix and vector classes but the main key concept is to implement these classes very efficient</text:span><text:span text:style-name="T32">ly</text:span><text:span text:style-name="T31"> . <text:s text:c="2"/></text:span><text:span text:style-name="T33">Also these classes </text:span><text:soft-page-break/><text:span text:style-name="T33">should be made in the manner which is easy to use in algorithms </text:span><text:span text:style-name="T33">and g</text:span><text:span text:style-name="T34">ives guranteed security of graph data.</text:span></text:p>
      <text:p text:style-name="P124"/>
      <text:p text:style-name="P126"><text:span text:style-name="T13">Project Mi</text:span><text:span text:style-name="T20">l</text:span><text:span text:style-name="T13">estones</text:span></text:p>
      <text:p text:style-name="P124"/>
      <text:p text:style-name="P103">1) Applying ef<text:span text:style-name="T173">f</text:span>icient algorithms for matrix and vector classes.</text:p>
      <text:p text:style-name="P37"><text:span text:style-name="T21">2) </text:span><text:span text:style-name="T22">Checking all the algorithms and thier complexity .</text:span></text:p>
      <text:p text:style-name="P38"><text:span text:style-name="T22">3) </text:span><text:span text:style-name="T23">Creating the test files for </text:span><text:span text:style-name="T35">checking </text:span><text:span text:style-name="T23">the correctness of </text:span><text:span text:style-name="T67">functions</text:span><text:span text:style-name="T23">.</text:span></text:p>
      <text:p text:style-name="P39"><text:span text:style-name="T23">4) </text:span><text:span text:style-name="T24">Completing 3-4 tasks of graph layout algorithms using matrix and vector classes .</text:span></text:p>
      <text:p text:style-name="P104"/>
      <text:p text:style-name="P121">Preparation for the Project</text:p>
      <text:p text:style-name="P121"/>
      <text:p text:style-name="P20"><text:span text:style-name="T25">1) </text:span><text:span text:style-name="T26">I have gone through the codebase related to this project.</text:span></text:p>
      <text:p text:style-name="P21"><text:span text:style-name="T26">2) </text:span><text:span text:style-name="T27">I have setup c++ 11 in my laptop.</text:span></text:p>
      <text:p text:style-name="P22"><text:span text:style-name="T27">3) </text:span><text:span text:style-name="T28">I have researched a lot about multithreading technique. And currently learning multithreading in depth.</text:span></text:p>
      <text:p text:style-name="P23"><text:span text:style-name="T29">4) </text:span><text:span text:style-name="T30">I have gone through the coding style of OGDF .</text:span></text:p>
      <text:p text:style-name="P24"><text:span text:style-name="T30">5) For deep knowledge in linear algebra </text:span><text:span text:style-name="T76">and basic </text:span><text:span text:style-name="T30"><text:s/>support ,</text:span><text:span text:style-name="T77">I</text:span><text:span text:style-name="T30"> have also contact with m</text:span><text:span text:style-name="T36">y</text:span><text:span text:style-name="T30"> </text:span><text:span text:style-name="T37">Probability Statistics and Numerical Analysis (</text:span><text:span text:style-name="T30">PSNA</text:span><text:span text:style-name="T37">)</text:span><text:span text:style-name="T30"> faculty who will help me out with this project.</text:span></text:p>
      <text:p text:style-name="P78"/>
      <text:p text:style-name="P122">Project Plan</text:p>
      <text:p text:style-name="P122"/>
      <text:p text:style-name="P34"><text:span text:style-name="T62">1) Listing out all the functions and module </text:span><text:span text:style-name="T63">of matrix and vector classes.</text:span></text:p>
      <text:p text:style-name="P98">I have listed out some of these : -</text:p>
      <text:p text:style-name="P35"><text:span text:style-name="T68">MATRIX :- addition, subtraction , row_transform , column_transform , transpose , determinant , multiplication (matrix,matrix), (vector, matrix) ,</text:span><text:span text:style-name="T69">triangularisation , gauss elimination , gauss_jacobi , gauss_jordan , </text:span><text:span text:style-name="T70">inverse.</text:span></text:p>
      <text:p text:style-name="P99">VECTOR : -addition, subtraction, multiplication .</text:p>
      <text:p text:style-name="P99">Further additions will be done at the time of discussi<text:span text:style-name="T174">on</text:span>.</text:p>
      <text:p text:style-name="P32"><text:span text:style-name="T63">2) </text:span><text:span text:style-name="T64">Unde</text:span><text:span text:style-name="T73">r</text:span><text:span text:style-name="T64">standing the basic functionality of all the listed functions </text:span><text:soft-page-break/><text:span text:style-name="T64">like addition, matrix multiplication </text:span><text:span text:style-name="T78">etc</text:span><text:span text:style-name="T64">.</text:span></text:p>
      <text:p text:style-name="P33"><text:span text:style-name="T65">3) </text:span><text:span text:style-name="T79">L</text:span><text:span text:style-name="T65">isting out the error possibilities </text:span><text:span text:style-name="T66">and extreme boundary conditions.</text:span></text:p>
      <text:p text:style-name="P79">4) Assign time to each function according to thier complexity.</text:p>
      <text:p text:style-name="P80">5) Final testing and then Documentation.</text:p>
      <text:p text:style-name="P78"/>
      <text:p text:style-name="P125">Project done so far</text:p>
      <text:p text:style-name="P133"/>
      <text:p text:style-name="P102"><text:span text:style-name="T170">I have added some of my programs rela</text:span><text:span text:style-name="T171">t</text:span><text:span text:style-name="T170">ed to this project on github account.</text:span></text:p>
      <text:p text:style-name="P118"><text:span text:style-name="T170">Cloning :- git clone </text:span><text:a xlink:type="simple" xlink:href="https://github.com/puneet24/OGDF.git"><text:span text:style-name="T170">https://github.com/puneet24/OGDF.git</text:span></text:a></text:p>
      <text:p text:style-name="P134"/>
      <text:p text:style-name="P25"><text:span text:style-name="T39">1) </text:span><text:span text:style-name="T40">Well to get familiar with OGDF's codebase ,I have gone through the documentation 2-3 times and </text:span><text:span text:style-name="T41">have implemented small programs for better understanding <text:s/></text:span><text:span text:style-name="T58">the</text:span><text:span text:style-name="T41"> code. I have also gone through some header fil</text:span><text:span text:style-name="T59">es</text:span><text:span text:style-name="T41"> and cpp files like basic.h, array.h, array2d.h ,</text:span><text:span text:style-name="T71">graph.h, graphattributes.h </text:span><text:span text:style-name="T41">etc.</text:span></text:p>
      <text:p text:style-name="P26"><text:span text:style-name="T42">2) </text:span><text:span text:style-name="T43">I have researched about </text:span><text:span text:style-name="T44">functionality of matrices .</text:span></text:p>
      <text:p text:style-name="P27"><text:span text:style-name="T45">Funtionality of matrices include :- Row ,column transformation, matrix transpose, determinant, </text:span><text:span text:style-name="T46">addition ,subtraction ,rank, matrix multiplication , </text:span><text:span text:style-name="T47">inverse, triangularisation , gauss elimination, gauss jacobi, </text:span><text:span text:style-name="T80">gauss jordan, </text:span><text:span text:style-name="T47"><text:s/>gauss siedal, </text:span><text:span text:style-name="T48">refernce to any (i,j) location of matrix, adjoint .</text:span></text:p>
      <text:p text:style-name="P28"><text:span text:style-name="T49">3) </text:span><text:span text:style-name="T50">I have implemented </text:span><text:span text:style-name="T51">row_transform function in optimised way.</text:span></text:p>
      <text:p text:style-name="P29"><text:span text:style-name="T51">I have implemented strassen matrix multiplication algorithm, <text:s/>gauss elimination, gauss jordan ,gauss jacobi, gauss siedal ,</text:span><text:span text:style-name="T52">determinant in optimised manner. </text:span><text:span text:style-name="T81">Altough determinant is already implemented in OGDF library but it is not optimised a</text:span><text:span text:style-name="T83">n</text:span><text:span text:style-name="T81">d use recursive approach which increases the time complexity . </text:span><text:span text:style-name="T82">I hav</text:span><text:span text:style-name="T83">e</text:span><text:span text:style-name="T82"> made determinant function in very optimised manner.</text:span></text:p>
      <text:p text:style-name="P31"><text:span text:style-name="T56">4) I have <text:s/>made small programs to learn </text:span><text:span text:style-name="T57">m</text:span><text:span text:style-name="T56">ultithreading tecnique.</text:span></text:p>
      <text:p text:style-name="P30"><text:span text:style-name="T56">5</text:span><text:span text:style-name="T53">) I have also impplememted </text:span><text:span text:style-name="T54">matrix multiplication using </text:span><text:span text:style-name="T55">“multithreading” technique.</text:span></text:p>
      <text:p text:style-name="P36"><text:span text:style-name="T60">6) I have researched about the </text:span><text:span text:style-name="T61">Matrix multiplication. <text:s/></text:span><text:span text:style-name="T72">There are </text:span><text:soft-page-break/><text:span text:style-name="T72">many ways of matrix multiplication : - strassen, canons etc. I have </text:span><text:span text:style-name="T74">gone through</text:span><text:span text:style-name="T72"> both the methods.</text:span></text:p>
      <text:p text:style-name="P100">7) I have already started implementing matrix class . </text:p>
      <text:p text:style-name="P112"/>
      <text:p text:style-name="P123">Project schedule</text:p>
      <text:p text:style-name="P81"/>
      <text:p text:style-name="P106">Before coding period actually starts :- </text:p>
      <text:p text:style-name="P56"><text:span text:style-name="T123">1) </text:span><text:span text:style-name="T122">To go through </text:span><text:span text:style-name="T175">the </text:span><text:span text:style-name="T122">details of codebase and figuring out all the algos where matrix and vector classes are required . Beacause before developing matrix and vector classes , it should be well known that what's the main purpose of using vector and matrix classes. It would help in better optimisation .</text:span></text:p>
      <text:p text:style-name="P57"><text:span text:style-name="T123">2) </text:span><text:span text:style-name="T124">Discussion with mentor about this project, that what functionalit</text:span><text:span text:style-name="T176">ies</text:span><text:span text:style-name="T124"> are required </text:span><text:span text:style-name="T125">and also some knowledge about OGDF'</text:span><text:span text:style-name="T177">s </text:span><text:span text:style-name="T125">coding style.</text:span></text:p>
      <text:p text:style-name="P58"><text:span text:style-name="T126">3) Brushing up c++11 features . It is important to use inbuilt functions and </text:span><text:span text:style-name="T127">using standarad functionalities.</text:span></text:p>
      <text:p text:style-name="P59"><text:span text:style-name="T127">4) Learning multithreading in depth , because </text:span><text:span text:style-name="T128">using multithreading will lead to less execution time </text:span><text:span text:style-name="T164">in various algos</text:span><text:span text:style-name="T128">.</text:span></text:p>
      <text:p text:style-name="P67"><text:span text:style-name="T132">5) It will </text:span><text:span text:style-name="T133">include basic setup like exceptional handling ,macros </text:span><text:span text:style-name="T134">etc.</text:span></text:p>
      <text:p text:style-name="P68"><text:span text:style-name="T165">6) To get familiar with </text:span><text:span text:style-name="T166">svn (subversion ) for next snapshot. </text:span><text:span text:style-name="T167">I have basic idea how to use svn . Because I have used github while working with “ Espress organisation “ .</text:span></text:p>
      <text:p text:style-name="P82"/>
      <text:p text:style-name="P105"><text:span text:style-name="T129">Main Coding Period </text:span><text:span text:style-name="T130">time :-</text:span></text:p>
      <text:p text:style-name="P60"><text:span text:style-name="T118">1-2 weeks</text:span><text:span text:style-name="T131"> – </text:span><text:span text:style-name="T135">Main setup including layout of matrix and vector classes . </text:span><text:span text:style-name="T136">It will also include constructors and destructors with all function</text:span><text:span text:style-name="T137">s in working condition .</text:span></text:p>
      <text:p text:style-name="P60"><text:span text:style-name="T137"/></text:p>
      <text:p text:style-name="P113">Each individual function in OGDF is divided into 4 parts:-</text:p>
      <text:p text:style-name="P113"/>
      <text:p text:style-name="P83">1) Research :- It is required to choose a best and efficient algorithm for that particular function .</text:p>
      <text:p text:style-name="P61"><text:span text:style-name="T138">2) </text:span><text:span text:style-name="T139">Coding :- </text:span><text:span text:style-name="T141">Coding of the function will be </text:span><text:span text:style-name="T142">a</text:span><text:span text:style-name="T139">ccording to the </text:span><text:span text:style-name="T140">research done </text:span><text:span text:style-name="T142">and using c++11 featur</text:span><text:span text:style-name="T178">e</text:span><text:span text:style-name="T142">s .</text:span></text:p>
      <text:p text:style-name="P62"><text:soft-page-break/><text:span text:style-name="T142">3) </text:span><text:span text:style-name="T144">Testing : - After coding part testing is required . It will include testing the function in extreme boundary conditions.</text:span></text:p>
      <text:p text:style-name="P63"><text:span text:style-name="T145">4) </text:span><text:span text:style-name="T146">Mentor suggestion :- </text:span><text:span text:style-name="T147">it will include about </text:span><text:span text:style-name="T149">discussing </text:span><text:span text:style-name="T148">completion of function </text:span><text:span text:style-name="T149">and </text:span><text:span text:style-name="T150">discusssion of </text:span><text:span text:style-name="T151">time complexity and efficiency of algorithm.</text:span></text:p>
      <text:p text:style-name="P114">Time for large functions : -</text:p>
      <text:p text:style-name="P64"><text:span text:style-name="T152">1 week – 1</text:span><text:span text:style-name="T106">st</text:span><text:span text:style-name="T152"> 2 days will be research part because it is the main part <text:s/><text:tab/><text:tab/>which will decide the algorithm.</text:span></text:p>
      <text:p text:style-name="P84"><text:tab/><text:tab/>2 days – coding of that function</text:p>
      <text:p text:style-name="P64"><text:span text:style-name="T152"><text:tab/><text:tab/></text:span><text:span text:style-name="T153">1 day <text:s text:c="2"/>- <text:s/></text:span><text:span text:style-name="T154">Testing</text:span></text:p>
      <text:p text:style-name="P64"><text:span text:style-name="T154"><text:tab/><text:tab/></text:span><text:span text:style-name="T155">last 2 days – reviewing function and mentor suggestions.</text:span></text:p>
      <text:p text:style-name="P111"><text:span text:style-name="T156">Time for smaller functions :- </text:span><text:span text:style-name="T157">(4 days)</text:span></text:p>
      <text:p text:style-name="P85">1 day – rese<text:span text:style-name="T179">arch</text:span> </text:p>
      <text:p text:style-name="P65"><text:span text:style-name="T157">1 day </text:span><text:span text:style-name="T158">-</text:span><text:span text:style-name="T157"> coding</text:span></text:p>
      <text:p text:style-name="P86">1 day – testing </text:p>
      <text:p text:style-name="P86">1 day – for reviewing</text:p>
      <text:p text:style-name="P86"/>
      <text:p text:style-name="P107">Overall testing </text:p>
      <text:p text:style-name="P66"><text:span text:style-name="T160">1 week – it will include making test files </text:span><text:span text:style-name="T161">for overall classes.</text:span></text:p>
      <text:p text:style-name="P86"/>
      <text:p text:style-name="P108">Documentation</text:p>
      <text:p text:style-name="P87">It will require 2 weeks for overall documentation of classes.</text:p>
      <text:p text:style-name="P55"/>
      <text:p text:style-name="P129">Gen<text:span text:style-name="T143">e</text:span>ral programming experience</text:p>
      <text:p text:style-name="P3"/>
      <text:p text:style-name="P46">Programming languages</text:p>
      <text:p text:style-name="P17"/>
      <text:p text:style-name="P18"><text:span text:style-name="T15">C<text:tab/><text:tab/></text:span><text:span text:style-name="T16">good<text:tab/>(4 years)</text:span></text:p>
      <text:p text:style-name="P18"><text:span text:style-name="T15">C++<text:tab/><text:tab/></text:span><text:span text:style-name="T16">good<text:tab/>(4 years)</text:span></text:p>
      <text:p text:style-name="P69">java<text:tab/><text:tab/>medium <text:s text:c="2"/>(2 years)</text:p>
      <text:p text:style-name="P69"/>
      <text:p text:style-name="P40"><text:span text:style-name="T99">Operating systems <text:s/></text:span><text:span text:style-name="T100"><text:s/>: - </text:span><text:span text:style-name="T84">Windows , Linux (4 years) , </text:span><text:span text:style-name="T86">mac</text:span></text:p>
      <text:p text:style-name="P70"/>
      <text:p text:style-name="P41"><text:span text:style-name="T101">Database Programming</text:span><text:span text:style-name="T85"> : - mysql ,plsql</text:span></text:p>
      <text:p text:style-name="P71"><text:soft-page-break/></text:p>
      <text:p text:style-name="P44"><text:span text:style-name="T102">Libraries</text:span><text:span text:style-name="T87"> : - </text:span><text:span text:style-name="T88">opengl </text:span><text:span text:style-name="T89">(For 3d graphics)</text:span><text:span text:style-name="T88">, boost </text:span><text:span text:style-name="T90">(linear algebra)</text:span></text:p>
      <text:p text:style-name="P101"/>
      <text:p text:style-name="P45"><text:span text:style-name="T165">Version control :- </text:span><text:span text:style-name="T94"><text:s/>github</text:span></text:p>
      <text:p text:style-name="P72"/>
      <text:p text:style-name="P130">Academic Experience</text:p>
      <text:p text:style-name="P71"/>
      <text:p text:style-name="P47">Academic perform<text:span text:style-name="T186">a</text:span>nces</text:p>
      <text:p text:style-name="P47"/>
      <text:p text:style-name="P73">Courses<text:tab/><text:tab/>GRADE<text:tab/><text:tab/>DETAILS<text:tab/></text:p>
      <text:p text:style-name="P51"><text:span text:style-name="T103">CP1<text:tab/><text:tab/><text:tab/></text:span><text:span text:style-name="T113">A</text:span><text:span text:style-name="T103"><text:tab/><text:tab/><text:tab/>( c language)</text:span></text:p>
      <text:p text:style-name="P73">C++<text:tab/><text:tab/><text:tab/><text:span text:style-name="T172">A</text:span><text:tab/><text:tab/><text:tab/>( c++ language)</text:p>
      <text:p text:style-name="P51"><text:span text:style-name="T103">DSA<text:tab/><text:tab/></text:span><text:span text:style-name="T172">A</text:span><text:span text:style-name="T107"><text:tab/><text:tab/><text:tab/>( </text:span><text:span text:style-name="T108">data structure and algorithms)</text:span></text:p>
      <text:p text:style-name="P74"/>
      <text:p text:style-name="P74">Courses pursuing : -</text:p>
      <text:p text:style-name="P52"><text:span text:style-name="T109">PSNA<text:tab/><text:tab/>-<text:tab/><text:tab/><text:tab/>(</text:span><text:span text:style-name="T110">probability and numerical analysis)</text:span></text:p>
      <text:p text:style-name="P53"><text:span text:style-name="T111">OS<text:tab/><text:tab/><text:tab/>-<text:tab/><text:tab/><text:tab/>(</text:span><text:span text:style-name="T112">linux)</text:span></text:p>
      <text:p text:style-name="P75"/>
      <text:p text:style-name="P48">Experience of graph algorithm</text:p>
      <text:p text:style-name="P88"/>
      <text:p text:style-name="P42"><text:span text:style-name="T91">In sem 3</text:span><text:span text:style-name="T104">rd</text:span><text:span text:style-name="T91"> , I have completed Data structure and algorithm course .</text:span></text:p>
      <text:p text:style-name="P42"><text:span text:style-name="T91">I have made projects on graph th</text:span><text:span text:style-name="T92">eory , and then i have also used graph theory in programming contest and won <text:s/>prizes in nirma </text:span><text:span text:style-name="T93">and other competitions.</text:span></text:p>
      <text:p text:style-name="P115"/>
      <text:p text:style-name="P115">Projects</text:p>
      <text:p text:style-name="P115"/>
      <text:p text:style-name="P89">Shortest path algorithm<text:tab/><text:tab/>(djikstra's algorithm)</text:p>
      <text:p text:style-name="P89">kruskal's algorithm</text:p>
      <text:p text:style-name="P89">DFS <text:tab/><text:tab/><text:tab/><text:tab/><text:tab/>(depth first search)</text:p>
      <text:p text:style-name="P89">BFS<text:tab/><text:tab/><text:tab/><text:tab/><text:tab/><text:tab/>(breadth first search)</text:p>
      <text:p text:style-name="P90">Time table scheduler<text:tab/><text:tab/>(using graph theory (NP-hard ))</text:p>
      <text:p text:style-name="P91">Avl tree<text:tab/><text:tab/><text:tab/><text:tab/><text:tab/></text:p>
      <text:p text:style-name="P92">Threaded binary tree</text:p>
      <text:p text:style-name="P92"><text:soft-page-break/></text:p>
      <text:p text:style-name="P92">I have made all these Projects using Graphics. In case of tree program ,all the nodes with edges were displayed on the screen.</text:p>
      <text:p text:style-name="P92"/>
      <text:p text:style-name="P116">Initial Projects </text:p>
      <text:p text:style-name="P116"/>
      <text:p text:style-name="P49"><text:span text:style-name="T17">Fivestone game<text:tab/><text:tab/><text:tab/>(c++ advanced versio</text:span><text:span text:style-name="T38">n</text:span><text:span text:style-name="T17"> of tic tac toe)</text:span></text:p>
      <text:p text:style-name="P93">Snake game <text:tab/><text:tab/><text:tab/><text:tab/>(turbo c++)</text:p>
      <text:p text:style-name="P93">Data Encryption standarad <text:s text:c="4"/>(c++ standarad des)</text:p>
      <text:p text:style-name="P93"/>
      <text:p text:style-name="P117">Knowledge in algorithms</text:p>
      <text:p text:style-name="P117"/>
      <text:p text:style-name="P43"><text:span text:style-name="T18">Solved problems of : - </text:span><text:span text:style-name="T19">(Programming sites)</text:span></text:p>
      <text:p text:style-name="P50"><text:span text:style-name="T19">S</text:span><text:span text:style-name="T18">poj<text:tab/><text:tab/><text:tab/><text:tab/><text:tab/><text:tab/></text:span><text:span text:style-name="T75">around </text:span><text:span text:style-name="T18">5000(rank) </text:span><text:span text:style-name="T75">[dyanamic]</text:span></text:p>
      <text:p text:style-name="P94">codejam</text:p>
      <text:p text:style-name="P95">Acm Icpc</text:p>
      <text:p text:style-name="P95">Codechef</text:p>
      <text:p text:style-name="P97">Facebook hacker cup</text:p>
      <text:p text:style-name="P75"/>
      <text:p text:style-name="P76"><text:span text:style-name="T114">I love algorithms and specially graph algorithms . I have studied lot of material on Graph theory. It helps in many NP-hard problem . </text:span><text:span text:style-name="T115">Coloring in the graph theory is special feature which makes the task very easier and solves NP-hard problem. </text:span><text:span text:style-name="T116">I have applied coloring in graph.</text:span></text:p>
      <text:p text:style-name="P4"/>
      <text:p text:style-name="P4"/>
      <text:p text:style-name="P6">Why OGDF is imporant for me?</text:p>
      <text:p text:style-name="P6"/>
      <text:p text:style-name="P77"><text:span text:style-name="T117">To learn new algorithms is my passion. Although i have graph </text:span><text:span text:style-name="T117">theory cousre in 3</text:span><text:span text:style-name="T105">rd</text:span><text:span text:style-name="T117"> sem ,but i have completed in 2</text:span><text:span text:style-name="T105">nd</text:span><text:span text:style-name="T117"> sem only.</text:span></text:p>
      <text:p text:style-name="P96">While coding in the programming contest i have faced difficulties like NP-hard problem then because of that i started learning Graph theory. I always think about layout of graphs algorithm and I have searched a lot about layouts of Graph algorithms. I have also made <text:soft-page-break/>small project in c++ (turboc++) which prints the binary tree in 2D.</text:p>
      <text:p text:style-name="P96">I always try to minimise my logic so that it can be optimised to maximum level. Currently I am pursuing PSNA course which <text:span text:style-name="T163">i</text:span>s all about optimisation using linear algebra. So I would like to cont<text:span text:style-name="T162">r</text:span>ibute in LINEAR ALGEBRA <text:s/>AND <text:span text:style-name="T180">BASIC </text:span>SUPPORT . <text:span text:style-name="T168">This organisation is important for me </text:span><text:span text:style-name="T169">because i can implement my interest in this. </text:span><text:span text:style-name="T181">I <text:s/>love logic with best optimisation . </text:span><text:span text:style-name="T182">I have solved many problems of codechef, spoj etc </text:span><text:span text:style-name="T183">in which execution time matters a lot. </text:span><text:span text:style-name="T184">I prefer dyanamic programming instead of recursive functions . </text:span><text:span text:style-name="T185">So i would love to work with OGDF in this topic. </text:span></text:p>
      <text:p text:style-name="P110"/>
      <text:p text:style-name="P110"/>
      <text:p text:style-name="P5"/>
      <text:p text:style-name="P11"/>
      <text:p text:style-name="P9"/>
      <text:p text:style-name="P9"/>
      <text:p text:style-name="P9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neet </meta:initial-creator>
    <meta:creation-date>2014-03-09T18:30:16</meta:creation-date>
    <dc:date>2014-03-21T19:12:01</dc:date>
    <dc:creator>puneet </dc:creator>
    <meta:editing-duration>P1DT21H56M4S</meta:editing-duration>
    <meta:editing-cycles>281</meta:editing-cycles>
    <meta:generator>LibreOffice/4.0.2.2$Linux_x86 LibreOffice_project/400m0$Build-2</meta:generator>
    <meta:document-statistic meta:table-count="0" meta:image-count="0" meta:object-count="0" meta:page-count="8" meta:paragraph-count="125" meta:word-count="1487" meta:character-count="9264" meta:non-whitespace-character-count="7781"/>
  </office:meta>
</office:document-meta>
</file>